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/>
    <style:font-face style:name="cmmi10" svg:font-family="cmmi10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7.5cm" fo:min-width="14.75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111111" draw:marker-start-width="0.35cm" draw:marker-end-width="0.35cm" draw:fill="solid" draw:fill-color="#000000" draw:textarea-horizontal-align="justify" draw:textarea-vertical-align="middle" draw:auto-grow-height="false" fo:min-height="0.65cm" fo:min-width="24.65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111111" draw:marker-start-width="0.35cm" draw:marker-end-width="0.35cm" draw:fill="solid" draw:fill-color="#ffffff" draw:textarea-horizontal-align="justify" draw:textarea-vertical-align="middle" draw:auto-grow-height="false" fo:min-height="1.221cm" fo:min-width="12.753cm" fo:padding-top="0.175cm" fo:padding-bottom="0.175cm" fo:padding-left="0.3cm" fo:padding-right="0.3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1cm" svg:stroke-color="#111111" draw:marker-start-width="0.35cm" draw:marker-end-width="0.35cm" draw:fill="solid" draw:fill-color="#ffffff" draw:textarea-horizontal-align="justify" draw:textarea-vertical-align="middle" draw:auto-grow-height="false" fo:min-height="1.221cm" fo:min-width="3.327cm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objectwithoutfill">
      <style:graphic-properties svg:stroke-width="0.1cm" svg:stroke-color="#11111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color="#000000" draw:fill="solid" draw:fill-color="#000000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svg:stroke-width="0.1cm" svg:stroke-color="#111111" draw:marker-start-width="0.35cm" draw:marker-end-width="0.35cm" draw:fill="solid" draw:fill-color="#ffffff" draw:textarea-horizontal-align="justify" draw:textarea-vertical-align="middle" draw:auto-grow-height="false" fo:min-height="1.221cm" fo:min-width="3.327cm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2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2cm" fo:min-width="2.3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1cm" fo:min-width="8.3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2cm" fo:min-width="7.60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1cm" fo:min-width="7.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1cm" fo:min-width="7.108cm" loext:decorative="false"/>
      <style:paragraph-properties style:writing-mode="lr-tb"/>
    </style:style>
    <style:style style:name="gr15" style:family="graphic" style:parent-style-name="standard">
      <style:graphic-properties svg:stroke-width="0.1cm" svg:stroke-color="#111111" draw:marker-start-width="0.35cm" draw:marker-end-width="0.35cm" draw:fill="solid" draw:fill-color="#ffffff" draw:textarea-horizontal-align="justify" draw:textarea-vertical-align="middle" draw:auto-grow-height="false" fo:min-height="1.221cm" fo:min-width="6.077cm" fo:padding-top="0.175cm" fo:padding-bottom="0.175cm" fo:padding-left="0.3cm" fo:padding-right="0.3cm" loext:decorative="false"/>
      <style:paragraph-properties style:writing-mode="lr-tb"/>
    </style:style>
    <style:style style:name="gr16" style:family="graphic" style:parent-style-name="standard">
      <style:graphic-properties svg:stroke-width="0.1cm" svg:stroke-color="#111111" draw:marker-start-width="0.35cm" draw:marker-end-width="0.35cm" draw:fill="solid" draw:fill-color="#ffffff" draw:textarea-horizontal-align="justify" draw:textarea-vertical-align="middle" draw:auto-grow-height="false" fo:min-height="1.221cm" fo:min-width="6.076cm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standard">
      <style:graphic-properties svg:stroke-width="0.1cm" svg:stroke-color="#111111" draw:marker-start-width="0.35cm" draw:marker-end-width="0.35cm" draw:fill="solid" draw:fill-color="#ffffff" draw:textarea-horizontal-align="justify" draw:textarea-vertical-align="middle" draw:auto-grow-height="false" fo:min-height="0.65cm" fo:min-width="0.4cm" fo:padding-top="0.175cm" fo:padding-bottom="0.175cm" fo:padding-left="0.3cm" fo:padding-right="0.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left"/>
    </style:style>
    <style:style style:name="P2" style:family="paragraph">
      <style:paragraph-properties fo:text-align="left"/>
    </style:style>
    <style:style style:name="P3" style:family="paragraph">
      <loext:graphic-properties draw:fill="solid" draw:fill-color="#000000"/>
      <style:paragraph-properties fo:text-align="left"/>
    </style:style>
    <style:style style:name="P4" style:family="paragraph">
      <loext:graphic-properties draw:fill="none"/>
      <style:paragraph-properties fo:text-align="left"/>
    </style:style>
    <style:style style:name="P5" style:family="paragraph">
      <style:paragraph-properties fo:text-align="left"/>
      <style:text-properties style:font-name="Times"/>
    </style:style>
    <style:style style:name="P6" style:family="paragraph">
      <loext:graphic-properties draw:fill="none" draw:fill-color="#ffffff"/>
      <style:paragraph-properties fo:text-align="left"/>
      <style:text-properties style:font-name="Times"/>
    </style:style>
    <style:style style:name="P7" style:family="paragraph">
      <loext:graphic-properties draw:fill="none" draw:fill-color="#ffffff"/>
      <style:paragraph-properties fo:text-align="left"/>
    </style:style>
    <style:style style:name="T1" style:family="text">
      <style:text-properties style:font-name="Time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25.331cm" svg:height="14.249cm" svg:x="2.2cm" svg:y="2.75cm" svg:viewBox="0 0 25332 14250" svg:d="M0 14250c0-4750 0-9500 0-14250 8444 0 16888 0 25332 0 0 4750 0 9500 0 14250-8444 0-16888 0-25332 0z">
          <text:p/>
        </draw:path>
        <draw:custom-shape draw:style-name="gr2" draw:text-style-name="P3" draw:layer="layout" svg:width="25.25cm" svg:height="1cm" svg:x="2.25cm" svg:y="2.75cm">
          <text:p text:style-name="P2">Cadastrar nova corrid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353cm" svg:height="1.571cm" svg:x="3.182cm" svg:y="9.931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1" draw:layer="layout" svg:width="3.927cm" svg:height="1.571cm" svg:x="3.182cm" svg:y="5.21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5.931cm" svg:y1="5.218cm" svg:x2="5.931cm" svg:y2="6.789cm">
            <text:p/>
          </draw:line>
          <draw:custom-shape draw:style-name="gr7" draw:text-style-name="P3" draw:layer="layout" svg:width="0.504cm" svg:height="0.513cm" draw:transform="skewX (0.00191986217719373) rotate (0.772831792783089) translate (6.157cm 5.805cm)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g draw:style-name="gr4">
          <draw:custom-shape draw:style-name="gr8" draw:text-style-name="P1" draw:layer="layout" svg:width="3.927cm" svg:height="1.571cm" svg:x="7.895cm" svg:y="5.21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0.644cm" svg:y1="5.218cm" svg:x2="10.644cm" svg:y2="6.789cm">
            <text:p/>
          </draw:line>
          <draw:custom-shape draw:style-name="gr7" draw:text-style-name="P3" draw:layer="layout" svg:width="0.504cm" svg:height="0.513cm" draw:transform="skewX (0.00191986217719373) rotate (0.772831792783089) translate (10.87cm 5.805cm)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g draw:style-name="gr4">
          <draw:custom-shape draw:style-name="gr8" draw:text-style-name="P1" draw:layer="layout" svg:width="3.927cm" svg:height="1.571cm" svg:x="12.608cm" svg:y="5.21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5.357cm" svg:y1="5.218cm" svg:x2="15.357cm" svg:y2="6.789cm">
            <text:p/>
          </draw:line>
          <draw:custom-shape draw:style-name="gr7" draw:text-style-name="P3" draw:layer="layout" svg:width="0.504cm" svg:height="0.513cm" draw:transform="skewX (0.00191986217719373) rotate (0.772831792783089) translate (15.583cm 5.805cm)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frame draw:style-name="gr9" draw:text-style-name="P6" draw:layer="layout" svg:width="2.622cm" svg:height="1.571cm" svg:x="3.309cm" svg:y="5.218cm">
          <draw:text-box>
            <text:p text:style-name="P5"><text:span text:style-name="T1">Dia</text:span></text:p>
          </draw:text-box>
        </draw:frame>
        <draw:frame draw:style-name="gr9" draw:text-style-name="P6" draw:layer="layout" svg:width="2.622cm" svg:height="1.571cm" svg:x="8.022cm" svg:y="5.218cm">
          <draw:text-box>
            <text:p text:style-name="P5"><text:span text:style-name="T1">Mês</text:span></text:p>
          </draw:text-box>
        </draw:frame>
        <draw:frame draw:style-name="gr9" draw:text-style-name="P6" draw:layer="layout" svg:width="2.622cm" svg:height="1.571cm" svg:x="12.608cm" svg:y="5.218cm">
          <draw:text-box>
            <text:p text:style-name="P5"><text:span text:style-name="T1">Ano</text:span></text:p>
          </draw:text-box>
        </draw:frame>
        <draw:custom-shape draw:style-name="gr3" draw:text-style-name="P1" draw:layer="layout" svg:width="13.353cm" svg:height="1.571cm" svg:x="3.182cm" svg:y="12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5.357cm" svg:y1="12.287cm" svg:x2="15.357cm" svg:y2="13.858cm">
          <text:p/>
        </draw:line>
        <draw:custom-shape draw:style-name="gr7" draw:text-style-name="P3" draw:layer="layout" svg:width="0.505cm" svg:height="0.513cm" draw:transform="skewX (-0.00191986217719385) rotate (0.771435529381494) translate (15.58cm 13.032cm)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10" draw:text-style-name="P7" draw:layer="layout" svg:width="2.896cm" svg:height="1.512cm" svg:x="17.567cm" svg:y="5.277cm">
          <draw:text-box>
            <text:p text:style-name="P2">Data</text:p>
          </draw:text-box>
        </draw:frame>
        <draw:frame draw:style-name="gr11" draw:text-style-name="P7" draw:layer="layout" svg:width="8.883cm" svg:height="1.511cm" svg:x="17.567cm" svg:y="7.574cm">
          <draw:text-box>
            <text:p text:style-name="P2">Distância (metros)</text:p>
          </draw:text-box>
        </draw:frame>
        <draw:frame draw:style-name="gr12" draw:text-style-name="P7" draw:layer="layout" svg:width="8.105cm" svg:height="1.512cm" svg:x="17.567cm" svg:y="9.99cm">
          <draw:text-box>
            <text:p text:style-name="P2">Tempo (HH:Mm)</text:p>
          </draw:text-box>
        </draw:frame>
        <draw:frame draw:style-name="gr13" draw:text-style-name="P7" draw:layer="layout" svg:width="8cm" svg:height="1.511cm" svg:x="17.567cm" svg:y="12.287cm">
          <draw:text-box>
            <text:p text:style-name="P2">Banco de dados</text:p>
          </draw:text-box>
        </draw:frame>
        <draw:frame draw:style-name="gr14" draw:text-style-name="P7" draw:layer="layout" svg:width="7.608cm" svg:height="1.511cm" svg:x="3.429cm" svg:y="12.347cm">
          <draw:text-box>
            <text:p text:style-name="P2">corridas_strava</text:p>
          </draw:text-box>
        </draw:frame>
        <draw:custom-shape draw:style-name="gr15" draw:text-style-name="P1" draw:layer="layout" svg:width="6.677cm" svg:height="1.571cm" svg:x="3.182cm" svg:y="14.644cm">
          <text:p text:style-name="P2">Salvar novo registro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676cm" svg:height="1.571cm" svg:x="10.5cm" svg:y="14.679cm">
          <text:p text:style-name="P2">Cancel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6.676cm" svg:height="1.571cm" svg:x="18cm" svg:y="14.679cm">
          <text:p text:style-name="P2">Ver regist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3.353cm" svg:height="1.571cm" svg:x="3.25cm" svg:y="7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1cm" svg:x="26.25cm" svg:y="2.75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1cm" svg:x="25.2cm" svg:y="2.75cm">
          <text:p text:style-name="P2">_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/>
    <style:font-face style:name="cmmi10" svg:font-family="cmmi10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08:41:52.553538177</meta:creation-date>
    <dc:date>2026-02-22T08:58:41.957026336</dc:date>
    <meta:editing-duration>PT6M28S</meta:editing-duration>
    <meta:editing-cycles>1</meta:editing-cycles>
    <meta:document-statistic meta:object-count="32"/>
    <meta:generator>LibreOffice/26.2.0.3$Linux_X86_64 LibreOffice_project/afbbd0df0edb6d40b450b0337ac646b0913a760c</meta:generator>
  </office:meta>
</office:document-meta>
</file>